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-design objective (weight delay, dynamic power, leakage power, cycle time, area) 10000:10:100:10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9"/>input </text:p>
          </table:table-cell>
          <table:table-cell table:number-columns-repeated="4"/>
          <table:table-cell office:value-type="string" calcext:value-type="string">
            <text:p><text:s text:c="24"/>output</text:p>
          </table:table-cell>
          <table:table-cell office:value-type="string" calcext:value-type="string">
            <text:p><text:s text:c="21"/>outp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k Size </text:p>
          </table:table-cell>
          <table:table-cell office:value-type="string" calcext:value-type="string">
            <text:p>Associativity </text:p>
          </table:table-cell>
          <table:table-cell office:value-type="string" calcext:value-type="string">
            <text:p>Technology(nm)</text:p>
          </table:table-cell>
          <table:table-cell table:number-columns-repeated="2"/>
          <table:table-cell office:value-type="string" calcext:value-type="string">
            <text:p>delay</text:p>
          </table:table-cell>
          <table:table-cell office:value-type="string" calcext:value-type="string">
            <text:p>dynamic power</text:p>
          </table:table-cell>
          <table:table-cell office:value-type="string" calcext:value-type="string">
            <text:p>leakage power</text:p>
          </table:table-cell>
          <table:table-cell office:value-type="string" calcext:value-type="string">
            <text:p>cycle time</text:p>
          </table:table-cell>
          <table:table-cell office:value-type="string" calcext:value-type="string">
            <text:p>area(mm^2)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0.987586" calcext:value-type="float">
            <text:p>0.987586</text:p>
          </table:table-cell>
          <table:table-cell office:value-type="float" office:value="0.347693" calcext:value-type="float">
            <text:p>0.347693</text:p>
          </table:table-cell>
          <table:table-cell office:value-type="float" office:value="189.389" calcext:value-type="float">
            <text:p>189.389</text:p>
          </table:table-cell>
          <table:table-cell office:value-type="float" office:value="0.554409" calcext:value-type="float">
            <text:p>0.554409</text:p>
          </table:table-cell>
          <table:table-cell office:value-type="float" office:value="10.2757" calcext:value-type="float">
            <text:p>10.2757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Objective <text:s text:c="8"/>-deviate (delay, dynamic power, leakage power, cycle time, area) 0:100:100:100000:10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lock Size </text:p>
          </table:table-cell>
          <table:table-cell office:value-type="string" calcext:value-type="string">
            <text:p>Associativity </text:p>
          </table:table-cell>
          <table:table-cell office:value-type="string" calcext:value-type="string">
            <text:p>Technology(nm)</text:p>
          </table:table-cell>
          <table:table-cell table:number-columns-repeated="2"/>
          <table:table-cell office:value-type="string" calcext:value-type="string">
            <text:p>delay</text:p>
          </table:table-cell>
          <table:table-cell office:value-type="string" calcext:value-type="string">
            <text:p>dynamic power</text:p>
          </table:table-cell>
          <table:table-cell office:value-type="string" calcext:value-type="string">
            <text:p>leakage power</text:p>
          </table:table-cell>
          <table:table-cell office:value-type="string" calcext:value-type="string">
            <text:p>cycle time</text:p>
          </table:table-cell>
          <table:table-cell office:value-type="string" calcext:value-type="string">
            <text:p>area(mm^2)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.5313" calcext:value-type="float">
            <text:p>1.5313</text:p>
          </table:table-cell>
          <table:table-cell office:value-type="float" office:value="0.226159" calcext:value-type="float">
            <text:p>0.226159</text:p>
          </table:table-cell>
          <table:table-cell office:value-type="float" office:value="182.171" calcext:value-type="float">
            <text:p>182.171</text:p>
          </table:table-cell>
          <table:table-cell office:value-type="float" office:value="2.82247" calcext:value-type="float">
            <text:p>2.82247</text:p>
          </table:table-cell>
          <table:table-cell office:value-type="float" office:value="9.89324" calcext:value-type="float">
            <text:p>9.89324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-access mode (normal, sequential, fast) - "fast"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<text:s text:c="29"/>input </text:p>
          </table:table-cell>
          <table:table-cell table:number-columns-repeated="4"/>
          <table:table-cell office:value-type="string" calcext:value-type="string">
            <text:p><text:s text:c="24"/>output</text:p>
          </table:table-cell>
          <table:table-cell office:value-type="string" calcext:value-type="string">
            <text:p><text:s text:c="21"/>outp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k Size </text:p>
          </table:table-cell>
          <table:table-cell office:value-type="string" calcext:value-type="string">
            <text:p>Associativity </text:p>
          </table:table-cell>
          <table:table-cell office:value-type="string" calcext:value-type="string">
            <text:p>Technology(nm)</text:p>
          </table:table-cell>
          <table:table-cell table:number-columns-repeated="2"/>
          <table:table-cell office:value-type="string" calcext:value-type="string">
            <text:p>delay</text:p>
          </table:table-cell>
          <table:table-cell office:value-type="string" calcext:value-type="string">
            <text:p>dynamic power</text:p>
          </table:table-cell>
          <table:table-cell office:value-type="string" calcext:value-type="string">
            <text:p>leakage power</text:p>
          </table:table-cell>
          <table:table-cell office:value-type="string" calcext:value-type="string">
            <text:p>cycle time</text:p>
          </table:table-cell>
          <table:table-cell office:value-type="string" calcext:value-type="string">
            <text:p>area(mm^2)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.70618" calcext:value-type="float">
            <text:p>1.70618</text:p>
          </table:table-cell>
          <table:table-cell office:value-type="float" office:value="1.56419" calcext:value-type="float">
            <text:p>1.56419</text:p>
          </table:table-cell>
          <table:table-cell office:value-type="float" office:value="204.841" calcext:value-type="float">
            <text:p>204.841</text:p>
          </table:table-cell>
          <table:table-cell office:value-type="float" office:value="3.00927" calcext:value-type="float">
            <text:p>3.00927</text:p>
          </table:table-cell>
          <table:table-cell office:value-type="float" office:value="15.5141" calcext:value-type="float">
            <text:p>15.5141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-access mode (normal, sequential, fast) - "sequential"</text:p>
          </table:table-cell>
          <table:table-cell table:number-columns-repeated="2"/>
          <table:table-cell office:value-type="string" calcext:value-type="string">
            <text:p>normal”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<text:s text:c="29"/>input </text:p>
          </table:table-cell>
          <table:table-cell table:number-columns-repeated="4"/>
          <table:table-cell office:value-type="string" calcext:value-type="string">
            <text:p><text:s text:c="24"/>output</text:p>
          </table:table-cell>
          <table:table-cell office:value-type="string" calcext:value-type="string">
            <text:p><text:s text:c="21"/>outp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k Size </text:p>
          </table:table-cell>
          <table:table-cell office:value-type="string" calcext:value-type="string">
            <text:p>Associativity </text:p>
          </table:table-cell>
          <table:table-cell office:value-type="string" calcext:value-type="string">
            <text:p>Technology(nm)</text:p>
          </table:table-cell>
          <table:table-cell table:number-columns-repeated="2"/>
          <table:table-cell office:value-type="string" calcext:value-type="string">
            <text:p>delay</text:p>
          </table:table-cell>
          <table:table-cell office:value-type="string" calcext:value-type="string">
            <text:p>dynamic power</text:p>
          </table:table-cell>
          <table:table-cell office:value-type="string" calcext:value-type="string">
            <text:p>leakage power</text:p>
          </table:table-cell>
          <table:table-cell office:value-type="string" calcext:value-type="string">
            <text:p>cycle time</text:p>
          </table:table-cell>
          <table:table-cell office:value-type="string" calcext:value-type="string">
            <text:p>area(mm^2)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.5313" calcext:value-type="float">
            <text:p>1.5313</text:p>
          </table:table-cell>
          <table:table-cell office:value-type="float" office:value="0.226159" calcext:value-type="float">
            <text:p>0.226159</text:p>
          </table:table-cell>
          <table:table-cell office:value-type="float" office:value="182.171" calcext:value-type="float">
            <text:p>182.171</text:p>
          </table:table-cell>
          <table:table-cell office:value-type="float" office:value="2.82247" calcext:value-type="float">
            <text:p>2.82247</text:p>
          </table:table-cell>
          <table:table-cell office:value-type="float" office:value="9.89324" calcext:value-type="float">
            <text:p>9.8932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-access mode (normal, sequential, fast) - "sequential"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<text:s text:c="29"/>input </text:p>
          </table:table-cell>
          <table:table-cell table:number-columns-repeated="4"/>
          <table:table-cell office:value-type="string" calcext:value-type="string">
            <text:p><text:s text:c="24"/>output</text:p>
          </table:table-cell>
          <table:table-cell office:value-type="string" calcext:value-type="string">
            <text:p><text:s text:c="21"/>outp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k Size </text:p>
          </table:table-cell>
          <table:table-cell office:value-type="string" calcext:value-type="string">
            <text:p>Associativity </text:p>
          </table:table-cell>
          <table:table-cell office:value-type="string" calcext:value-type="string">
            <text:p>Technology(nm)</text:p>
          </table:table-cell>
          <table:table-cell table:number-columns-repeated="2"/>
          <table:table-cell office:value-type="string" calcext:value-type="string">
            <text:p>delay</text:p>
          </table:table-cell>
          <table:table-cell office:value-type="string" calcext:value-type="string">
            <text:p>dynamic power</text:p>
          </table:table-cell>
          <table:table-cell office:value-type="string" calcext:value-type="string">
            <text:p>leakage power</text:p>
          </table:table-cell>
          <table:table-cell office:value-type="string" calcext:value-type="string">
            <text:p>cycle time</text:p>
          </table:table-cell>
          <table:table-cell office:value-type="string" calcext:value-type="string">
            <text:p>area(mm^2)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.66054" calcext:value-type="float">
            <text:p>1.66054</text:p>
          </table:table-cell>
          <table:table-cell office:value-type="float" office:value="0.251376" calcext:value-type="float">
            <text:p>0.251376</text:p>
          </table:table-cell>
          <table:table-cell office:value-type="float" office:value="191.729" calcext:value-type="float">
            <text:p>191.729</text:p>
          </table:table-cell>
          <table:table-cell office:value-type="float" office:value="0.798045" calcext:value-type="float">
            <text:p>0.798045</text:p>
          </table:table-cell>
          <table:table-cell office:value-type="float" office:value="9.99027" calcext:value-type="float">
            <text:p>9.99027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-Optimize ED or ED^2 (ED, ED^2, NONE): "NONE"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>
          <table:table-cell office:value-type="string" calcext:value-type="string">
            <text:p><text:s text:c="29"/>input </text:p>
          </table:table-cell>
          <table:table-cell table:number-columns-repeated="4"/>
          <table:table-cell office:value-type="string" calcext:value-type="string">
            <text:p><text:s text:c="24"/>output</text:p>
          </table:table-cell>
          <table:table-cell office:value-type="string" calcext:value-type="string">
            <text:p><text:s text:c="21"/>outp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k Size </text:p>
          </table:table-cell>
          <table:table-cell office:value-type="string" calcext:value-type="string">
            <text:p>Associativity </text:p>
          </table:table-cell>
          <table:table-cell office:value-type="string" calcext:value-type="string">
            <text:p>Technology(nm)</text:p>
          </table:table-cell>
          <table:table-cell table:number-columns-repeated="2"/>
          <table:table-cell office:value-type="string" calcext:value-type="string">
            <text:p>delay</text:p>
          </table:table-cell>
          <table:table-cell office:value-type="string" calcext:value-type="string">
            <text:p>dynamic power</text:p>
          </table:table-cell>
          <table:table-cell office:value-type="string" calcext:value-type="string">
            <text:p>leakage power</text:p>
          </table:table-cell>
          <table:table-cell office:value-type="string" calcext:value-type="string">
            <text:p>cycle time</text:p>
          </table:table-cell>
          <table:table-cell office:value-type="string" calcext:value-type="string">
            <text:p>area(mm^2)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.66054" calcext:value-type="float">
            <text:p>1.66054</text:p>
          </table:table-cell>
          <table:table-cell office:value-type="float" office:value="0.251376" calcext:value-type="float">
            <text:p>0.251376</text:p>
          </table:table-cell>
          <table:table-cell office:value-type="float" office:value="191.729" calcext:value-type="float">
            <text:p>191.729</text:p>
          </table:table-cell>
          <table:table-cell office:value-type="float" office:value="0.798045" calcext:value-type="float">
            <text:p>0.798045</text:p>
          </table:table-cell>
          <table:table-cell office:value-type="float" office:value="9.99027" calcext:value-type="float">
            <text:p>9.99027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-Optimize ED or ED^2 (ED, ED^2, NONE): "ED"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<text:s text:c="29"/>input </text:p>
          </table:table-cell>
          <table:table-cell table:number-columns-repeated="4"/>
          <table:table-cell office:value-type="string" calcext:value-type="string">
            <text:p><text:s text:c="24"/>output</text:p>
          </table:table-cell>
          <table:table-cell office:value-type="string" calcext:value-type="string">
            <text:p><text:s text:c="21"/>outp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k Size </text:p>
          </table:table-cell>
          <table:table-cell office:value-type="string" calcext:value-type="string">
            <text:p>Associativity </text:p>
          </table:table-cell>
          <table:table-cell office:value-type="string" calcext:value-type="string">
            <text:p>Technology(nm)</text:p>
          </table:table-cell>
          <table:table-cell table:number-columns-repeated="2"/>
          <table:table-cell office:value-type="string" calcext:value-type="string">
            <text:p>delay</text:p>
          </table:table-cell>
          <table:table-cell office:value-type="string" calcext:value-type="string">
            <text:p>dynamic power</text:p>
          </table:table-cell>
          <table:table-cell office:value-type="string" calcext:value-type="string">
            <text:p>leakage power</text:p>
          </table:table-cell>
          <table:table-cell office:value-type="string" calcext:value-type="string">
            <text:p>cycle time</text:p>
          </table:table-cell>
          <table:table-cell office:value-type="string" calcext:value-type="string">
            <text:p>area(mm^2)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.52673" calcext:value-type="float">
            <text:p>1.52673</text:p>
          </table:table-cell>
          <table:table-cell office:value-type="float" office:value="0.248785" calcext:value-type="float">
            <text:p>0.248785</text:p>
          </table:table-cell>
          <table:table-cell office:value-type="float" office:value="201.922" calcext:value-type="float">
            <text:p>201.922</text:p>
          </table:table-cell>
          <table:table-cell office:value-type="float" office:value="0.557339" calcext:value-type="float">
            <text:p>0.557339</text:p>
          </table:table-cell>
          <table:table-cell office:value-type="float" office:value="12.0572" calcext:value-type="float">
            <text:p>12.0572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-Optimize ED or ED^2 (ED, ED^2, NONE): "ED^2"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<text:s text:c="29"/>input </text:p>
          </table:table-cell>
          <table:table-cell table:number-columns-repeated="4"/>
          <table:table-cell office:value-type="string" calcext:value-type="string">
            <text:p><text:s text:c="24"/>output</text:p>
          </table:table-cell>
          <table:table-cell office:value-type="string" calcext:value-type="string">
            <text:p><text:s text:c="21"/>outp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k Size </text:p>
          </table:table-cell>
          <table:table-cell office:value-type="string" calcext:value-type="string">
            <text:p>Associativity </text:p>
          </table:table-cell>
          <table:table-cell office:value-type="string" calcext:value-type="string">
            <text:p>Technology(nm)</text:p>
          </table:table-cell>
          <table:table-cell table:number-columns-repeated="2"/>
          <table:table-cell office:value-type="string" calcext:value-type="string">
            <text:p>delay</text:p>
          </table:table-cell>
          <table:table-cell office:value-type="string" calcext:value-type="string">
            <text:p>dynamic power</text:p>
          </table:table-cell>
          <table:table-cell office:value-type="string" calcext:value-type="string">
            <text:p>leakage power</text:p>
          </table:table-cell>
          <table:table-cell office:value-type="string" calcext:value-type="string">
            <text:p>cycle time</text:p>
          </table:table-cell>
          <table:table-cell office:value-type="string" calcext:value-type="string">
            <text:p>area(mm^2)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.52673" calcext:value-type="float">
            <text:p>1.52673</text:p>
          </table:table-cell>
          <table:table-cell office:value-type="float" office:value="0.248785" calcext:value-type="float">
            <text:p>0.248785</text:p>
          </table:table-cell>
          <table:table-cell office:value-type="float" office:value="201.922" calcext:value-type="float">
            <text:p>201.922</text:p>
          </table:table-cell>
          <table:table-cell office:value-type="float" office:value="0.557339" calcext:value-type="float">
            <text:p>0.557339</text:p>
          </table:table-cell>
          <table:table-cell office:value-type="float" office:value="12.0572" calcext:value-type="float">
            <text:p>12.05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7:11:59.878705000</meta:creation-date>
    <dc:date>2018-11-04T19:32:09.076744246</dc:date>
    <meta:editing-duration>PT1H26M44S</meta:editing-duration>
    <meta:editing-cycles>1</meta:editing-cycles>
    <meta:document-statistic meta:table-count="1" meta:cell-count="158" meta:object-count="0"/>
    <meta:generator>LibreOffice/5.1.6.2$Linux_X86_64 LibreOffice_project/10m0$Build-2</meta:generator>
  </office:meta>
</office:document-meta>
</file>